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.013cm" fo:margin-left="0cm" table:align="left" style:may-break-between-rows="false"/>
    </style:style>
    <style:style style:name="Tabelle1.A" style:family="table-column">
      <style:table-column-properties style:column-width="2.805cm"/>
    </style:style>
    <style:style style:name="Tabelle1.B" style:family="table-column">
      <style:table-column-properties style:column-width="0.3cm"/>
    </style:style>
    <style:style style:name="Tabelle1.C" style:family="table-column">
      <style:table-column-properties style:column-width="13.908cm"/>
    </style:style>
    <style:style style:name="Tabelle1.A1" style:family="table-cell">
      <style:table-cell-properties fo:padding="0.097cm" fo:border="none"/>
    </style:style>
    <style:style style:name="Tabelle1.A3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3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Tabelle1.C3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A4" style:family="table-cell">
      <style:table-cell-properties fo:background-color="transparent" fo:padding="0.097cm" fo:border="none">
        <style:background-image/>
      </style:table-cell-properties>
    </style:style>
    <style:style style:name="Tabelle1.B6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Tabelle1.B9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Tabelle1.A12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2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Tabelle1.C12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B15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Tabelle2" style:family="table">
      <style:table-properties style:width="17.013cm" fo:margin-left="0cm" fo:break-before="auto" fo:break-after="auto" table:align="left" fo:keep-with-next="auto" style:may-break-between-rows="false"/>
    </style:style>
    <style:style style:name="Tabelle2.A" style:family="table-column">
      <style:table-column-properties style:column-width="2.805cm"/>
    </style:style>
    <style:style style:name="Tabelle2.B" style:family="table-column">
      <style:table-column-properties style:column-width="0.3cm"/>
    </style:style>
    <style:style style:name="Tabelle2.C" style:family="table-column">
      <style:table-column-properties style:column-width="13.908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2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Tabelle2.C2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2.A3" style:family="table-cell">
      <style:table-cell-properties fo:background-color="transparent" fo:padding="0.097cm" fo:border="none">
        <style:background-image/>
      </style:table-cell-properties>
    </style:style>
    <style:style style:name="Tabelle2.B5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Tabelle2.B8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Tabelle2.A1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1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Tabelle2.C11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2.B14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officeooo:rsid="000a3f98" officeooo:paragraph-rsid="000a3f98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4pt" fo:font-weight="bold" officeooo:paragraph-rsid="009bceca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20pt" officeooo:paragraph-rsid="009bceca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5pt" officeooo:rsid="00042cbf" officeooo:paragraph-rsid="009bceca" style:font-size-asian="14.3000001907349pt" style:font-size-complex="16.3500003814697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5pt" officeooo:rsid="009bceca" officeooo:paragraph-rsid="009bceca" style:font-size-asian="14.3000001907349pt" style:font-size-complex="16.3500003814697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2pt" officeooo:rsid="001f8ed9" officeooo:paragraph-rsid="009bceca" style:font-size-asian="11.4499998092651pt" style:font-size-complex="13.050000190734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2pt" officeooo:rsid="00bb7425" officeooo:paragraph-rsid="009bceca" style:font-size-asian="11.4499998092651pt" style:font-size-complex="13.0500001907349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0pt" fo:font-weight="bold" officeooo:paragraph-rsid="009bceca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0pt" officeooo:paragraph-rsid="009bceca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fo:font-weight="bold" officeooo:rsid="00c43247" officeooo:paragraph-rsid="009bceca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3f6e49" officeooo:paragraph-rsid="009bceca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3cm"/>
        </style:tab-stops>
      </style:paragraph-properties>
      <style:text-properties fo:color="#000000" style:font-name="Open Sans1" fo:font-size="10pt" fo:font-style="normal" officeooo:rsid="003f6e49" officeooo:paragraph-rsid="009bceca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99b870" officeooo:paragraph-rsid="009bceca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3cm"/>
        </style:tab-stops>
      </style:paragraph-properties>
      <style:text-properties fo:color="#000000" style:font-name="Open Sans1" fo:font-size="10pt" fo:font-style="normal" officeooo:rsid="0099b870" officeooo:paragraph-rsid="009bceca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344662" officeooo:paragraph-rsid="009bceca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5pt" fo:font-style="normal" fo:font-weight="bold" officeooo:rsid="00344662" officeooo:paragraph-rsid="009bceca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55753" style:font-name="Open Sans1" fo:font-size="10pt" fo:font-style="italic" officeooo:rsid="00311b6f" officeooo:paragraph-rsid="009bceca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1" fo:font-size="15pt" fo:font-weight="bold" officeooo:rsid="001f8ed9" officeooo:paragraph-rsid="009bceca" style:font-size-asian="15pt" style:font-weight-asian="bold" style:font-size-complex="15pt" style:font-weight-complex="bold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344662" officeooo:paragraph-rsid="009bceca" style:font-size-asian="11.4499998092651pt" style:font-style-asian="normal" style:font-weight-asian="normal" style:font-size-complex="13.0500001907349pt" style:font-style-complex="normal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fo:font-weight="normal" officeooo:rsid="0042b7fd" officeooo:paragraph-rsid="005cbad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1" fo:font-size="10pt" fo:font-style="normal" fo:font-weight="normal" officeooo:rsid="00595132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font-name="Open Sans1" fo:font-size="10pt" fo:font-style="normal" fo:font-weight="normal" officeooo:rsid="00595132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888a85" style:font-name="Open Sans1" fo:font-size="10pt" fo:font-weight="normal" officeooo:rsid="00595132" officeooo:paragraph-rsid="005cbad6" style:font-size-asian="9.5pt" style:font-weight-asian="normal" style:font-size-complex="10.8999996185303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Open Sans1" fo:font-size="12pt" officeooo:paragraph-rsid="009bceca" style:font-size-asian="11.4499998092651pt" style:font-size-complex="13.0500001907349pt"/>
    </style:style>
    <style:style style:name="P26" style:family="paragraph" style:parent-style-name="Table_20_Contents">
      <style:paragraph-properties fo:text-align="start" style:justify-single-word="false"/>
      <style:text-properties style:font-name="Open Sans1" fo:font-size="12pt" officeooo:rsid="001ddc90" officeooo:paragraph-rsid="009bceca" style:font-size-asian="11.4499998092651pt" style:font-size-complex="13.0500001907349pt"/>
    </style:style>
    <style:style style:name="P27" style:family="paragraph" style:parent-style-name="Table_20_Contents">
      <style:paragraph-properties fo:text-align="start" style:justify-single-word="false"/>
      <style:text-properties style:font-name="Open Sans1" fo:font-size="12pt" officeooo:rsid="001ede60" officeooo:paragraph-rsid="009bceca" style:font-size-asian="11.4499998092651pt" style:font-size-complex="13.0500001907349pt"/>
    </style:style>
    <style:style style:name="P28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1" fo:font-size="12pt" fo:font-weight="bold" officeooo:paragraph-rsid="009bceca" style:font-size-asian="11.4499998092651pt" style:font-weight-asian="bold" style:font-size-complex="13.050000190734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Open Sans1" fo:font-size="12pt" fo:font-weight="bold" officeooo:paragraph-rsid="009bceca" style:font-size-asian="11.4499998092651pt" style:font-weight-asian="bold" style:font-size-complex="13.0500001907349pt" style:font-weight-complex="bold"/>
    </style:style>
    <style:style style:name="P30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1" fo:font-size="12pt" fo:font-style="italic" fo:font-weight="bold" officeooo:paragraph-rsid="009bceca" style:font-size-asian="11.4499998092651pt" style:font-style-asian="italic" style:font-weight-asian="bold" style:font-size-complex="13.0500001907349pt" style:font-style-complex="italic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Open Sans1" fo:font-size="12pt" fo:font-style="italic" fo:font-weight="bold" officeooo:paragraph-rsid="009bceca" style:font-size-asian="11.4499998092651pt" style:font-style-asian="italic" style:font-weight-asian="bold" style:font-size-complex="13.0500001907349pt" style:font-style-complex="italic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Open Sans1" fo:font-size="2pt" officeooo:paragraph-rsid="009bceca" style:font-size-asian="1.89999997615814pt" style:font-size-complex="2.15000009536743pt"/>
    </style:style>
    <style:style style:name="P33" style:family="paragraph" style:parent-style-name="Table_20_Contents">
      <style:paragraph-properties fo:text-align="start" style:justify-single-word="false"/>
      <style:text-properties style:font-name="Open Sans1" fo:font-size="2pt" officeooo:rsid="001ddc90" officeooo:paragraph-rsid="009bceca" style:font-size-asian="1.89999997615814pt" style:font-size-complex="2.15000009536743pt"/>
    </style:style>
    <style:style style:name="P34" style:family="paragraph" style:parent-style-name="Table_20_Contents">
      <style:paragraph-properties fo:text-align="end" style:justify-single-word="false">
        <style:tab-stops/>
      </style:paragraph-properties>
      <style:text-properties style:font-name="Open Sans1" fo:font-size="10pt" fo:font-style="normal" fo:font-weight="normal" officeooo:rsid="00448c69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>
        <style:tab-stops/>
      </style:paragraph-properties>
      <style:text-properties fo:color="#000000" style:font-name="Open Sans1" fo:font-size="10pt" fo:font-style="normal" fo:font-weight="normal" officeooo:rsid="001f8ed9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1" fo:font-size="15pt" officeooo:paragraph-rsid="009bceca" style:font-size-asian="15pt" style:font-size-complex="15pt"/>
    </style:style>
    <style:style style:name="P37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1" fo:font-size="15pt" officeooo:paragraph-rsid="009bceca" style:font-size-asian="15pt" style:font-size-complex="15pt"/>
    </style:style>
    <style:style style:name="P38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rsid="0023bd26" officeooo:paragraph-rsid="009bceca" style:font-size-asian="15pt" style:font-size-complex="15pt"/>
    </style:style>
    <style:style style:name="P39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paragraph-rsid="009bceca" style:font-size-asian="15pt" style:font-size-complex="15pt"/>
    </style:style>
    <style:style style:name="P40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1" fo:font-size="15pt" officeooo:paragraph-rsid="009bceca" style:font-size-asian="15pt" style:font-size-complex="15pt"/>
    </style:style>
    <style:style style:name="P41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1" fo:font-size="15pt" fo:font-style="normal" officeooo:rsid="001f8ed9" officeooo:paragraph-rsid="009bceca" style:font-size-asian="15pt" style:font-style-asian="normal" style:font-size-complex="15pt" style:font-style-complex="normal"/>
    </style:style>
    <style:style style:name="P42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1" fo:font-size="8pt" fo:font-style="normal" fo:font-weight="bold" officeooo:rsid="001f8ed9" officeooo:paragraph-rsid="009bceca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weight="normal" officeooo:rsid="00b9e52e" officeooo:paragraph-rsid="009bceca" style:font-size-asian="10pt" style:font-weight-asian="normal" style:font-size-complex="10pt" style:font-weight-complex="normal"/>
    </style:style>
    <style:style style:name="P44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weight="normal" officeooo:rsid="00bd23fa" officeooo:paragraph-rsid="009bceca" style:font-size-asian="10pt" style:font-weight-asian="normal" style:font-size-complex="10pt" style:font-weight-complex="normal"/>
    </style:style>
    <style:style style:name="P45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style="italic" fo:font-weight="normal" officeooo:rsid="00b9e52e" officeooo:paragraph-rsid="009bceca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Standard">
      <style:text-properties fo:color="#babdb6" style:font-name="Open Sans1" fo:font-size="12pt" officeooo:rsid="009cb4ee" officeooo:paragraph-rsid="009cb4ee" style:font-size-asian="12pt" style:font-size-complex="12pt"/>
    </style:style>
    <style:style style:name="P47" style:family="paragraph" style:parent-style-name="Standard">
      <style:text-properties style:font-name="Open Sans1" fo:font-size="12pt" officeooo:paragraph-rsid="009bceca" style:font-size-asian="12pt" style:font-size-complex="12pt"/>
    </style:style>
    <style:style style:name="P48" style:family="paragraph" style:parent-style-name="Standard">
      <style:text-properties fo:color="#000000" style:font-name="Open Sans1" fo:font-size="12pt" fo:font-style="normal" fo:font-weight="normal" officeooo:rsid="0042b7fd" officeooo:paragraph-rsid="009bceca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 fo:break-before="auto" fo:break-after="auto"/>
      <style:text-properties style:font-name="Open Sans1" fo:font-size="14pt" fo:font-weight="bold" officeooo:paragraph-rsid="009bceca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9dea50" officeooo:paragraph-rsid="009bceca" style:font-size-asian="10pt" style:font-style-asian="normal" style:font-size-complex="10pt" style:font-style-complex="normal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4pt" fo:font-weight="bold" officeooo:paragraph-rsid="009bceca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2pt" officeooo:rsid="00bb7425" officeooo:paragraph-rsid="009bceca" style:font-size-asian="11.4499998092651pt" style:font-size-complex="13.0500001907349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3cm"/>
        </style:tab-stops>
      </style:paragraph-properties>
      <style:text-properties style:font-name="Open Sans1" fo:font-size="12pt" officeooo:rsid="00bb7425" officeooo:paragraph-rsid="009bceca" style:font-size-asian="11.4499998092651pt" style:font-size-complex="13.0500001907349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3cm"/>
        </style:tab-stops>
      </style:paragraph-properties>
      <style:text-properties style:font-name="Open Sans1" fo:font-size="12pt" officeooo:rsid="00bb7425" officeooo:paragraph-rsid="009f3fe8" style:font-size-asian="11.4499998092651pt" style:font-size-complex="13.0500001907349pt"/>
    </style:style>
    <style:style style:name="P55" style:family="paragraph" style:parent-style-name="Table_20_Contents" style:list-style-name="L1">
      <style:paragraph-properties fo:text-align="start" style:justify-single-word="false"/>
      <style:text-properties fo:color="#000000" style:font-name="Open Sans1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T1" style:family="text">
      <style:text-properties fo:font-weight="bold" officeooo:rsid="0005f315" style:font-weight-asian="bold" style:font-weight-complex="bold"/>
    </style:style>
    <style:style style:name="T2" style:family="text">
      <style:text-properties officeooo:rsid="001b4e15"/>
    </style:style>
    <style:style style:name="T3" style:family="text">
      <style:text-properties fo:color="#888a85" fo:font-size="8pt" fo:font-style="italic" officeooo:rsid="003cbffb" style:font-size-asian="8pt" style:font-style-asian="italic" style:font-size-complex="8pt" style:font-style-complex="italic"/>
    </style:style>
    <style:style style:name="T4" style:family="text">
      <style:text-properties fo:color="#888a85" fo:font-size="8pt" fo:font-style="italic" officeooo:rsid="00399cf8" style:font-size-asian="8pt" style:font-style-asian="italic" style:font-size-complex="8pt" style:font-style-complex="italic"/>
    </style:style>
    <style:style style:name="T5" style:family="text">
      <style:text-properties fo:color="#888a85" fo:font-size="8pt" fo:font-style="italic" officeooo:rsid="009bceca" style:font-size-asian="8pt" style:font-style-asian="italic" style:font-size-complex="8pt" style:font-style-complex="italic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color="#000000" fo:font-style="normal" officeooo:rsid="00344662" style:font-style-asian="normal" style:font-style-complex="normal"/>
    </style:style>
    <style:style style:name="T8" style:family="text">
      <style:text-properties fo:color="#000000" fo:font-style="normal" officeooo:rsid="004151a3" style:font-style-asian="normal" style:font-style-complex="normal"/>
    </style:style>
    <style:style style:name="T9" style:family="text">
      <style:text-properties fo:color="#000000" fo:font-style="normal" officeooo:rsid="0048354c" style:font-style-asian="normal" style:font-style-complex="normal"/>
    </style:style>
    <style:style style:name="T10" style:family="text">
      <style:text-properties fo:color="#000000" fo:font-style="normal" officeooo:rsid="00a8af82" style:font-style-asian="normal" style:font-style-complex="normal"/>
    </style:style>
    <style:style style:name="T11" style:family="text">
      <style:text-properties fo:color="#000000" fo:font-style="normal" officeooo:rsid="0037a60d" style:font-style-asian="normal" style:font-style-complex="normal"/>
    </style:style>
    <style:style style:name="T12" style:family="text">
      <style:text-properties fo:color="#000000" fo:font-style="normal" officeooo:rsid="009bceca" style:font-style-asian="normal" style:font-style-complex="normal"/>
    </style:style>
    <style:style style:name="T13" style:family="text">
      <style:text-properties fo:color="#3465a4" officeooo:rsid="00c0b096"/>
    </style:style>
    <style:style style:name="T14" style:family="text">
      <style:text-properties fo:color="#3465a4" officeooo:rsid="009bceca"/>
    </style:style>
    <style:style style:name="T15" style:family="text">
      <style:text-properties fo:color="#73d216" officeooo:rsid="009bceca"/>
    </style:style>
    <style:style style:name="T16" style:family="text">
      <style:text-properties fo:color="#edd400" officeooo:rsid="009bceca"/>
    </style:style>
    <style:style style:name="T17" style:family="text">
      <style:text-properties fo:color="#555753" fo:font-style="normal" officeooo:rsid="0037a60d" style:font-style-asian="normal" style:font-style-complex="normal"/>
    </style:style>
    <style:style style:name="T18" style:family="text">
      <style:text-properties fo:color="#555753" officeooo:rsid="009bceca"/>
    </style:style>
    <style:style style:name="T19" style:family="text">
      <style:text-properties fo:color="#555753" officeooo:rsid="009f3fe8"/>
    </style:style>
    <style:style style:name="T20" style:family="text">
      <style:text-properties fo:color="#cc0000" officeooo:rsid="009bceca"/>
    </style:style>
    <style:style style:name="T21" style:family="text">
      <style:text-properties officeooo:rsid="0048354c"/>
    </style:style>
    <style:style style:name="T22" style:family="text">
      <style:text-properties officeooo:rsid="009bceca"/>
    </style:style>
    <style:style style:name="T23" style:family="text">
      <style:text-properties officeooo:rsid="009f3fe8"/>
    </style:style>
    <style:style style:name="fr1" style:family="graphic" style:parent-style-name="Frame">
      <style:graphic-properties fo:margin-left="0cm" fo:margin-right="0cm" fo:margin-top="0cm" fo:margin-bottom="0cm" style:vertical-pos="top" style:vertical-rel="line" style:horizontal-pos="righ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2"/>
      <text:p text:style-name="P2"/>
      <text:p text:style-name="P2"/>
      <text:p text:style-name="P3"><text:span text:style-name="T1"><text:text-input text:description="">{{ workshop.Workshop }}</text:text-input></text:span><text:text-input text:description=""/></text:p>
      <text:p text:style-name="P3"/>
      <text:p text:style-name="P5">by</text:p>
      <text:p text:style-name="P4"/>
      <text:p text:style-name="P4"/>
      <text:p text:style-name="P4"><text:text-input text:description="">{{ workshop.Author }}</text:text-input></text:p>
      <text:p text:style-name="P4"/>
      <text:p text:style-name="P4"/>
      <text:p text:style-name="P4"/>
      <text:p text:style-name="P4"/>
      <text:p text:style-name="P4"/>
      <text:p text:style-name="P4"/>
      <text:p text:style-name="P53"><text:span text:style-name="T19">Adresser:<text:tab/></text:span><text:text-input text:description="">{{ workshop.Adresser }}</text:text-input></text:p>
      <text:p text:style-name="P54"><text:span text:style-name="T19">Difficulty:<text:tab/></text:span><text:span text:style-name="T23"><text:text-input text:description="">{{ workshop.Difficulty }}</text:text-input></text:span></text:p>
      <text:p text:style-name="P7"/>
      <text:p text:style-name="P7"><text:text-input text:description="">{{ workshop.Description|markdown }}</text:text-input></text:p>
      <text:p text:style-name="P18"><text:span text:style-name="T21"><text:text-input text:description="">{{ workshop.Workshop }}</text:text-input></text:span><text:s/>- <text:span text:style-name="T22">Schedule</text:span>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ext:soft-page-break/>
        <table:table-row>
          <table:table-cell table:style-name="Tabelle1.A1" table:number-columns-spanned="3" office:value-type="string">
            <text:p text:style-name="P25"><text:text-input text:description="">{% for block in blocks %}</text:text-input></text:p>
          </table:table-cell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25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41"><text:span text:style-name="T6"><text:text-input text:description="">{{ block.Length }}</text:text-input></text:span><text:span text:style-name="T2">'</text:span></text:p>
          </table:table-cell>
          <table:table-cell table:style-name="Tabelle1.B3" office:value-type="string">
            <text:p text:style-name="P38"/>
          </table:table-cell>
          <table:table-cell table:style-name="Tabelle1.C3" office:value-type="string">
            <text:p text:style-name="P29"><text:text-input text:description="">{{ block.Title }}</text:text-input></text:p>
            <text:p text:style-name="P43"><text:text-input text:description="">{{ block.Description }}</text:text-input></text:p>
          </table:table-cell>
        </table:table-row>
        <table:table-row>
          <table:table-cell table:style-name="Tabelle1.A4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25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6"><text:span text:style-name="T6"><text:text-input text:description="">{{ block.Length }}</text:text-input></text:span><text:span text:style-name="T2">'</text:span></text:p>
          </table:table-cell>
          <table:table-cell table:style-name="Tabelle1.B6" office:value-type="string">
            <text:p text:style-name="P39"/>
          </table:table-cell>
          <table:table-cell table:style-name="Tabelle1.C3" office:value-type="string">
            <text:p text:style-name="P29"><text:text-input text:description="">{{ block.Title }}</text:text-input></text:p>
            <text:p text:style-name="P43"><text:text-input text:description="">{{ block.Description }}</text:text-input></text:p>
          </table:table-cell>
        </table:table-row>
        <table:table-row>
          <table:table-cell table:style-name="Tabelle1.A4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26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6"><text:span text:style-name="T6"><text:text-input text:description="">{{ block.Length }}</text:text-input></text:span><text:span text:style-name="T2">'</text:span></text:p>
          </table:table-cell>
          <table:table-cell table:style-name="Tabelle1.B9" office:value-type="string">
            <text:p text:style-name="P39"/>
          </table:table-cell>
          <table:table-cell table:style-name="Tabelle1.C3" office:value-type="string">
            <text:p text:style-name="P29"><text:text-input text:description="">{{ block.Title }}</text:text-input></text:p>
            <text:p text:style-name="P44"><text:text-input text:description="">{{ block.Description }}</text:text-input></text:p>
          </table:table-cell>
        </table:table-row>
        <table:table-row>
          <table:table-cell table:style-name="Tabelle1.A4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26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Tabelle1.A12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7"><text:span text:style-name="T6"><text:text-input text:description="">{{ block.Length }}</text:text-input></text:span><text:span text:style-name="T2">'</text:span></text:p>
          </table:table-cell>
          <table:table-cell table:style-name="Tabelle1.B12" office:value-type="string">
            <text:p text:style-name="P40"/>
          </table:table-cell>
          <table:table-cell table:style-name="Tabelle1.C12" office:value-type="string">
            <text:p text:style-name="P31"><text:text-input text:description="">{{ block.Title }}</text:text-input></text:p>
            <text:p text:style-name="P45"><text:text-input text:description="">{{ block.Description }}</text:text-input></text:p>
          </table:table-cell>
        </table:table-row>
        <text:soft-page-break/>
        <table:table-row>
          <table:table-cell table:style-name="Tabelle1.A4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27"><text:text-input text:description="">{% else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7"><text:span text:style-name="T6"><text:text-input text:description="">{{ block.Length }}</text:text-input></text:span><text:span text:style-name="T2">'</text:span></text:p>
          </table:table-cell>
          <table:table-cell table:style-name="Tabelle1.B15" office:value-type="string">
            <text:p text:style-name="P40"/>
          </table:table-cell>
          <table:table-cell table:style-name="Tabelle1.C3" office:value-type="string">
            <text:p text:style-name="P29"><text:text-input text:description="">{{ block.Title }}</text:text-input></text:p>
            <text:p text:style-name="P43"><text:text-input text:description="">{{ block.Description }}</text:text-input></text:p>
          </table:table-cell>
        </table:table-row>
        <table:table-row>
          <table:table-cell table:style-name="Tabelle1.A1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25"><text:text-input text:description="">{% endif %}</text:text-input></text:p>
          </table:table-cell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25"><text:text-input text:description="">{% endfor %}</text:text-input></text:p>
          </table:table-cell>
          <table:covered-table-cell/>
          <table:covered-table-cell/>
        </table:table-row>
      </table:table>
      <text:p text:style-name="P10"><text:span text:style-name="T22">Lengths</text:span>:</text:p>
      <text:p text:style-name="P10"/>
      <text:p text:style-name="P50"><text:text-input text:description="">{% for typ in workshop['Types sorted'] %}</text:text-input></text:p>
      <text:p text:style-name="P13"><text:text-input text:description="">{% if typ == 'discussion' %}</text:text-input></text:p>
      <text:p text:style-name="P14"><text:span text:style-name="T20">Discussion</text:span><text:tab/><text:text-input text:description="">{{ workshop.Types[typ]['Length string'] }}</text:text-input> <text:s/>(<text:text-input text:description="">{{ workshop.Types[typ]['Length percentage'] }}</text:text-input>%)</text:p>
      <text:p text:style-name="P14"><text:text-input text:description="">{% elif typ == 'theory' %}</text:text-input></text:p>
      <text:p text:style-name="P14"><text:span text:style-name="T13">Theor</text:span><text:span text:style-name="T14">y</text:span><text:tab/><text:text-input text:description="">{{ workshop.Types[typ]['Length string'] }}</text:text-input> <text:s/>(<text:text-input text:description="">{{ workshop.Types[typ]['Length percentage'] }}</text:text-input>%)</text:p>
      <text:p text:style-name="P14"><text:text-input text:description="">{% elif typ == 'exercise' %}</text:text-input></text:p>
      <text:p text:style-name="P14"><text:span text:style-name="T15">Exercise</text:span><text:tab/><text:text-input text:description="">{{ workshop.Types[typ]['Length string'] }}</text:text-input> <text:s/>(<text:text-input text:description="">{{ workshop.Types[typ]['Length percentage'] }}</text:text-input>%)</text:p>
      <text:p text:style-name="P14"><text:text-input text:description="">{% elif typ == 'break' %}</text:text-input></text:p>
      <text:p text:style-name="P14"><text:span text:style-name="T16">Break</text:span><text:tab/><text:text-input text:description="">{{ workshop.Types[typ]['Length string'] }}</text:text-input> <text:s/>(<text:text-input text:description="">{{ workshop.Types[typ]['Length percentage'] }}</text:text-input>%)</text:p>
      <text:p text:style-name="P14"><text:text-input text:description="">{% else %}</text:text-input></text:p>
      <text:p text:style-name="P14"><text:span text:style-name="T18">Other</text:span><text:tab/><text:text-input text:description="">{{ workshop.Types[typ]['Length string'] }}</text:text-input> <text:s/>(<text:text-input text:description="">{{ workshop.Types[typ]['Length percentage'] }}</text:text-input>%)</text:p>
      <text:p text:style-name="P13"><text:text-input text:description="">{% endif %}</text:text-input></text:p>
      <text:p text:style-name="P11"><text:text-input text:description="">{% endfor %}</text:text-input></text:p>
      <text:p text:style-name="P12"><text:span text:style-name="T22">Total</text:span>:<text:tab/><text:text-input text:description="">{{ workshop['Length string'] }}</text:text-input></text:p>
      <text:p text:style-name="P17"/>
      <text:p text:style-name="P17"/>
      <text:p text:style-name="P8"><text:span text:style-name="T12">Needed</text:span><text:span text:style-name="T7"> </text:span><text:span text:style-name="T12">m</text:span><text:span text:style-name="T7">ateria</text:span><text:span text:style-name="T10">l</text:span><text:span text:style-name="T12">s</text:span><text:span text:style-name="T7">:</text:span></text:p>
      <text:p text:style-name="P15"/>
      <text:p text:style-name="P15"><text:text-input text:description="">{% for item in workshop.Materials %}</text:text-input></text:p>
      <text:p text:style-name="P9"><text:span text:style-name="T7">- </text:span><text:span text:style-name="T11"><text:text-input text:description="">{{ item }}</text:text-input></text:span><text:span text:style-name="T17"><text:s text:c="3"/></text:span><text:span text:style-name="T3">(</text:span><text:span text:style-name="T5">Needed</text:span><text:span text:style-name="T4"> in: </text:span><text:span text:style-name="T4"><text:text-input text:description="">{% for block in workshop.Materials[item] %}</text:text-input></text:span><text:span text:style-name="T4"><text:text-input text:description="">{{ block }}</text:text-input></text:span><text:span text:style-name="T4"><text:text-input text:description="">{{ ', ' if not loop.last }}</text:text-input></text:span><text:span text:style-name="T4"><text:text-input text:description="">{% endfor %}</text:text-input></text:span><text:span text:style-name="T3">)</text:span></text:p>
      <text:p text:style-name="P15"><text:text-input text:description="">{% endfor %}</text:text-input></text:p>
      <text:p text:style-name="P18"><text:span text:style-name="T9"><text:text-input text:description="">{{ workshop.Workshop }}</text:text-input></text:span><text:span text:style-name="T7"><text:s/>- </text:span><text:span text:style-name="T10">D</text:span><text:span text:style-name="T8">etails</text:span><text:span text:style-name="T7">:</text:span></text:p>
      <text:p text:style-name="P16"/>
      <text:p text:style-name="P19"><text:text-input text:description="">{% for block in blocks %}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>
          <table:table-cell table:style-name="Tabelle2.A1" table:number-columns-spanned="3" office:value-type="string">
            <text:p text:style-name="P25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41"><text:span text:style-name="T6"><text:text-input text:description="">{{ block.Length }}</text:text-input></text:span><text:span text:style-name="T2">'</text:span></text:p>
          </table:table-cell>
          <table:table-cell table:style-name="Tabelle2.B2" office:value-type="string">
            <text:p text:style-name="P38"/>
          </table:table-cell>
          <table:table-cell table:style-name="Tabelle2.C2" office:value-type="string">
            <text:p text:style-name="P28"><text:text-input text:description="">{{ block.Title }}</text:text-input></text:p>
            <text:p text:style-name="P34"><text:text-input text:description="">{% if (block.Material is defined) and block.Material %}</text:text-input></text:p>
            <text:p text:style-name="P35"><draw:frame draw:style-name="fr1" draw:name="Rahmen4" text:anchor-type="as-char" svg:width="5.001cm" draw:z-index="0"><draw:text-box fo:min-height="2cm"><text:p text:style-name="P24">MATERIAL</text:p><text:p text:style-name="P20"><text:text-input text:description="">{% for material in block.Material %}</text:text-input></text:p><text:list xml:id="list4049278661" text:style-name="L1"><text:list-item><text:p text:style-name="P55"><text:text-input text:description="">{{ material }}</text:text-input></text:p></text:list-item></text:list><text:p text:style-name="P21"><text:text-input text:description="">{% endfor %}</text:text-input></text:p></draw:text-box></draw:frame></text:p>
            <text:p text:style-name="P2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le2.A3" table:number-columns-spanned="3" office:value-type="string">
            <text:p text:style-name="P25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6"><text:span text:style-name="T6"><text:text-input text:description="">{{ block.Length }}</text:text-input></text:span><text:span text:style-name="T2">'</text:span></text:p>
          </table:table-cell>
          <table:table-cell table:style-name="Tabelle2.B5" office:value-type="string">
            <text:p text:style-name="P39"/>
          </table:table-cell>
          <table:table-cell table:style-name="Tabelle2.C2" office:value-type="string">
            <text:p text:style-name="P28"><text:text-input text:description="">{{ block.Title }}</text:text-input></text:p>
            <text:p text:style-name="P34"><text:text-input text:description="">{% if (block.Material is defined) and block.Material %}</text:text-input></text:p>
            <text:p text:style-name="P35"><draw:frame draw:style-name="fr1" draw:name="Rahmen3" text:anchor-type="as-char" svg:width="5.001cm" draw:z-index="1"><draw:text-box fo:min-height="2cm"><text:p text:style-name="P24">MATERIAL</text:p><text:p text:style-name="P20"><text:text-input text:description="">{% for material in block.Material %}</text:text-input></text:p><text:list xml:id="list163010146127639" text:continue-numbering="true" text:style-name="L1"><text:list-item><text:p text:style-name="P55"><text:text-input text:description="">{{ material }}</text:text-input></text:p></text:list-item></text:list><text:p text:style-name="P21"><text:text-input text:description="">{% endfor %}</text:text-input></text:p></draw:text-box></draw:frame></text:p>
            <text:p text:style-name="P2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le2.A3" table:number-columns-spanned="3" office:value-type="string">
            <text:p text:style-name="P26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6"><text:span text:style-name="T6"><text:text-input text:description="">{{ block.Length }}</text:text-input></text:span><text:span text:style-name="T2">'</text:span></text:p>
          </table:table-cell>
          <table:table-cell table:style-name="Tabelle2.B8" office:value-type="string">
            <text:p text:style-name="P39"/>
          </table:table-cell>
          <table:table-cell table:style-name="Tabelle2.C2" office:value-type="string">
            <text:p text:style-name="P28"><text:text-input text:description="">{{ block.Title }}</text:text-input></text:p>
            <text:p text:style-name="P34"><text:text-input text:description="">{% if (block.Material is defined) and block.Material %}</text:text-input></text:p>
            <text:p text:style-name="P35"><draw:frame draw:style-name="fr1" draw:name="Rahmen2" text:anchor-type="as-char" svg:width="5.001cm" draw:z-index="2"><draw:text-box fo:min-height="2cm"><text:p text:style-name="P24">MATERIAL</text:p><text:p text:style-name="P20"><text:text-input text:description="">{% for material in block.Material %}</text:text-input></text:p><text:list xml:id="list163008688711222" text:continue-numbering="true" text:style-name="L1"><text:list-item><text:p text:style-name="P55"><text:text-input text:description="">{{ material }}</text:text-input></text:p></text:list-item></text:list><text:p text:style-name="P21"><text:text-input text:description="">{% endfor %}</text:text-input></text:p></draw:text-box></draw:frame></text:p>
            <text:p text:style-name="P2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le2.A3" table:number-columns-spanned="3" office:value-type="string">
            <text:p text:style-name="P26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Tabelle2.A11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7"><text:span text:style-name="T6"><text:text-input text:description="">{{ block.Length }}</text:text-input></text:span><text:span text:style-name="T2">'</text:span></text:p>
          </table:table-cell>
          <table:table-cell table:style-name="Tabelle2.B11" office:value-type="string">
            <text:p text:style-name="P40"/>
          </table:table-cell>
          <table:table-cell table:style-name="Tabelle2.C11" office:value-type="string">
            <text:p text:style-name="P30"><text:text-input text:description="">{{ block.Title }}</text:text-input></text:p>
            <text:p text:style-name="P34"><text:text-input text:description="">{% if (block.Material is defined) and block.Material %}</text:text-input></text:p>
            <text:p text:style-name="P35"><draw:frame draw:style-name="fr1" draw:name="Rahmen1" text:anchor-type="as-char" svg:width="5.001cm" draw:z-index="3"><draw:text-box fo:min-height="2cm"><text:p text:style-name="P24">MATERIAL</text:p><text:p text:style-name="P20"><text:text-input text:description="">{% for material in block.Material %}</text:text-input></text:p><text:list xml:id="list163009825110648" text:continue-numbering="true" text:style-name="L1"><text:list-item><text:p text:style-name="P55"><text:text-input text:description="">{{ material }}</text:text-input></text:p></text:list-item></text:list><text:p text:style-name="P21"><text:text-input text:description="">{% endfor %}</text:text-input></text:p></draw:text-box></draw:frame></text:p>
            <text:p text:style-name="P2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33"/>
          </table:table-cell>
          <table:covered-table-cell/>
          <table:covered-table-cell/>
        </table:table-row>
        <text:soft-page-break/>
        <table:table-row>
          <table:table-cell table:style-name="Tabelle2.A3" table:number-columns-spanned="3" office:value-type="string">
            <text:p text:style-name="P27"><text:text-input text:description="">{% else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7"><text:span text:style-name="T6"><text:text-input text:description="">{{ block.Length }}</text:text-input></text:span><text:span text:style-name="T2">'</text:span></text:p>
          </table:table-cell>
          <table:table-cell table:style-name="Tabelle2.B14" office:value-type="string">
            <text:p text:style-name="P40"/>
          </table:table-cell>
          <table:table-cell table:style-name="Tabelle2.C2" office:value-type="string">
            <text:p text:style-name="P28"><text:text-input text:description="">{{ block.Title }}</text:text-input></text:p>
            <text:p text:style-name="P34"><text:text-input text:description="">{% if (block.Material is defined) and block.Material %}</text:text-input></text:p>
            <text:p text:style-name="P35"><draw:frame draw:style-name="fr1" draw:name="Materials" text:anchor-type="as-char" svg:width="5.001cm" draw:z-index="4"><draw:text-box fo:min-height="2cm"><text:p text:style-name="P24">MATERIAL</text:p><text:p text:style-name="P20"><text:text-input text:description="">{% for material in block.Material %}</text:text-input></text:p><text:list xml:id="list163009421651027" text:continue-numbering="true" text:style-name="L1"><text:list-item><text:p text:style-name="P55"><text:text-input text:description="">{{ material }}</text:text-input></text:p></text:list-item></text:list><text:p text:style-name="P21"><text:text-input text:description="">{% endfor %}</text:text-input></text:p></draw:text-box></draw:frame></text:p>
            <text:p text:style-name="P23"><text:text-input text:description="">{% endif %}</text:text-input></text:p>
          </table:table-cell>
        </table:table-row>
        <table:table-row>
          <table:table-cell table:style-name="Tabelle2.A1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le2.A1" table:number-columns-spanned="3" office:value-type="string">
            <text:p text:style-name="P25"><text:text-input text:description="">{% endif %}</text:text-input></text:p>
          </table:table-cell>
          <table:covered-table-cell/>
          <table:covered-table-cell/>
        </table:table-row>
      </table:table>
      <text:p text:style-name="P47"><text:text-input text:description="">{% if (block.Description is defined) and block.Description %}</text:text-input></text:p>
      <text:p text:style-name="P47"><text:text-input text:description="">{{ block.Description|markdown }}</text:text-input></text:p>
      <text:p text:style-name="P47"/>
      <text:p text:style-name="P47"><text:text-input text:description="">{% endif %}</text:text-input></text:p>
      <text:p text:style-name="P47"><text:text-input text:description="">{% if (block.Goal is defined) and block.Goal %}</text:text-input></text:p>
      <text:p text:style-name="P46">GOAL</text:p>
      <text:p text:style-name="P47"><text:text-input text:description="">{{ block.Goal|markdown }}</text:text-input></text:p>
      <text:p text:style-name="P47"/>
      <text:p text:style-name="P47"><text:text-input text:description="">{% endif %}</text:text-input></text:p>
      <text:p text:style-name="P47"><text:text-input text:description="">{% if (block.Instructions is defined) and block.Instructions %}</text:text-input></text:p>
      <text:p text:style-name="P46">INSTRUCTIONS</text:p>
      <text:p text:style-name="P47"><text:text-input text:description="">{{ block.Instructions|markdown }}</text:text-input></text:p>
      <text:p text:style-name="P47"/>
      <text:p text:style-name="P47"><text:text-input text:description="">{% endif %}</text:text-input></text:p>
      <text:p text:style-name="P48"><text:text-input text:description="">{% endfor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Open Sans" fo:font-family="'Open Sans'" style:font-family-generic="swiss" fo:font-size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font-size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3f98" officeooo:paragraph-rsid="000a3f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27:18.743445497</meta:creation-date>
    <dc:title>Standard-Text</dc:title>
    <meta:editing-duration>PT4H51M14S</meta:editing-duration>
    <meta:editing-cycles>161</meta:editing-cycles>
    <meta:generator>LibreOffice/6.0.6.2$Linux_X86_64 LibreOffice_project/00m0$Build-2</meta:generator>
    <meta:initial-creator>Manuel Senfft</meta:initial-creator>
    <dc:date>2018-09-10T16:30:07.671125925</dc:date>
    <dc:creator>Manuel Senfft</dc:creator>
    <meta:document-statistic meta:table-count="2" meta:image-count="0" meta:object-count="0" meta:page-count="7" meta:paragraph-count="125" meta:word-count="870" meta:character-count="3991" meta:non-whitespace-character-count="3521"/>
    <meta:template xlink:type="simple" xlink:actuate="onRequest" xlink:title="Standard-Text" xlink:href="file:///home/manu/.config/libreoffice/4/user/template/Standard-Text.ott" meta:date="2018-09-04T10:27:18.005858391"/>
  </office:meta>
</office:document-meta>
</file>